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6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06c62"/>
    </style:style>
    <style:style style:name="P9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0" style:family="paragraph" style:parent-style-name="Text_20_body" style:list-style-name="L4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3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P14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</style:style>
    <style:style style:name="P15" style:family="paragraph" style:parent-style-name="Text_20_body">
      <style:paragraph-properties fo:margin-left="0cm" fo:margin-right="0cm" fo:margin-top="0.423cm" fo:margin-bottom="0cm" style:contextual-spacing="false" style:line-height-at-least="0.582cm" fo:orphans="2" fo:widows="2" fo:text-indent="0cm" style:auto-text-indent="false"/>
    </style:style>
    <style:style style:name="T1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2" style:family="text">
      <style:text-properties fo:font-variant="normal" fo:text-transform="none" fo:color="#0f1115" loext:opacity="100%" style:font-name="quote-cjk-patch" fo:font-size="12pt" fo:letter-spacing="normal" fo:font-style="normal" fo:font-weight="normal" officeooo:rsid="00006c62"/>
    </style:style>
    <style:style style:name="T3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4" style:family="text"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T5" style:family="text">
      <style:text-properties fo:font-variant="normal" fo:text-transform="none" fo:color="#0f1115" loext:opacity="100%" fo:letter-spacing="normal"/>
    </style:style>
    <style:style style:name="T6" style:family="text">
      <style:text-properties fo:font-variant="normal" fo:text-transform="none" fo:color="#0f1115" loext:opacity="100%" fo:font-family="Menlo, Monaco, 'Cascadia Mono', Consolas, 'Ubuntu Mono', 'DejaVu Sans Mono', 'Liberation Mono', 'JetBrains Mono', 'Fira Code', Cousine, 'Roboto Mono', 'Courier New', Courier, sans-serif, system-ui" fo:font-size="10.5pt" fo:letter-spacing="normal" fo:font-style="normal" fo:font-weight="normal" fo:background-color="#ebeef2" loext:char-shading-value="0" loext:padding="0cm" loext:border="none"/>
    </style:style>
    <style:style style:name="T7" style:family="text">
      <style:text-properties officeooo:rsid="0001848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Докер-контейнер — это </text:span></text:span><text:span text:style-name="Strong_20_Emphasis"><text:span text:style-name="T2">и</text:span></text:span><text:span text:style-name="Strong_20_Emphasis"><text:span text:style-name="T1">золированный процесс внутри хост-машины, который думает, что он один на всей операционной системе.</text:span></text:span> <text:line-break/><text:line-break/><text:span text:style-name="Strong_20_Emphasis"><text:span text:style-name="T3">Контейнер — это НЕ виртуальная машина.</text:span></text:span><text:span text:style-name="T1"> Он не эмулирует железо (процессор, память, BIOS). Это его главное отличие от VMware, VirtualBox и т.д.</text:span></text:p>
      <text:list text:style-name="L1">
        <text:list-item>
          <text:p text:style-name="P2"><text:span text:style-name="Strong_20_Emphasis"><text:span text:style-name="T3">Контейнер — это просто процесс.</text:span></text:span><text:span text:style-name="T1"> Специальным образом запущенный процесс на твоей основной (хостовой) OS (Linux, Windows, macOS).</text:span></text:p>
        </text:list-item>
      </text:list>
      <text:p text:style-name="P1"><text:line-break/><text:line-break/><text:line-break/><text:line-break/><text:span text:style-name="T4">В общей операционной системе" — ДА, и это ключевое!</text:span></text:p>
      <text:list text:style-name="L2">
        <text:list-item>
          <text:p text:style-name="P3"><text:span text:style-name="T1">Все контейнеры на одном хосте </text:span><text:span text:style-name="Strong_20_Emphasis"><text:span text:style-name="T3">делят ядро (kernel)</text:span></text:span><text:span text:style-name="T1"> операционной системы хоста.</text:span></text:p>
        </text:list-item>
        <text:list-item>
          <text:p text:style-name="P4">Если на хосте стоит Linux, то все контейнеры будут использовать ядро этого Linux. Нельзя запустить контейнер с ядром Windows на Linux-хосте (без сложных костылей).</text:p>
        </text:list-item>
        <text:list-item>
          <text:p text:style-name="P4">Это делает контейнеры невероятно легкими и быстрыми. Им не нужна своя полноценная ОС, им нужно лишь ядро хоста и набор библиотек/бинарных файлов, которые ты помещаешь внутрь контейнера.</text:p>
        </text:list-item>
      </text:list>
      <text:p text:style-name="P1"><text:line-break/><text:line-break/><text:span text:style-name="T5"> </text:span><text:span text:style-name="T4">"Со своей сетью" — ДА, но гибко</text:span></text:p>
      <text:p text:style-name="P5">Докер предоставляет мощные сетевые драйверы. По умолчанию:</text:p>
      <text:list text:style-name="L3">
        <text:list-item>
          <text:p text:style-name="P6">Каждый контейнер получает свой собственный виртуальный сетевой интерфейс и IP-адрес внутри специальной сетевой подсети докера.</text:p>
        </text:list-item>
        <text:list-item>
          <text:p text:style-name="P6">Контейнеры могут общаться друг с другом по сети, как будто это отдельные машины в одной сети.</text:p>
        </text:list-item>
        <text:list-item>
          <text:p text:style-name="P7"><text:span text:style-name="T1">Ты можешь "пробросить" порт из контейнера на порт хост-машины. Например, </text:span><text:span text:style-name="Source_20_Text"><text:span text:style-name="T6">docker run -p 80:80 nginx</text:span></text:span><text:span text:style-name="T1"> означает: "порт 80 на моем локальном компьютере теперь ведет на порт 80 внутри контейнера". Это то, как твое приложение в контейнере становится доступным снаружи.</text:span></text:p>
        </text:list-item>
      </text:list>
      <text:p text:style-name="P8"><text:line-break/><text:line-break/><text:span text:style-name="T4">Итак, что же такое контейнер на техническом уровне?</text:span></text:p>
      <text:p text:style-name="P5">Это комбинация двух технологий Linux:<text:line-break/><text:span text:style-name="T7">Можно сказать что изолированность обеспечивается с помощью двух технологий</text:span></text:p>
      <text:list text:style-name="L4">
        <text:list-item>
          <text:p text:style-name="P9"><text:span text:style-name="Strong_20_Emphasis"><text:span text:style-name="T3">Cgroups (Control Groups):</text:span></text:span><text:span text:style-name="T1"> Управляют ресурсами (CPU, память, disk I/O). Решают вопрос "ПАМЯТИ".</text:span></text:p>
        </text:list-item>
        <text:list-item>
          <text:p text:style-name="P10"><text:span text:style-name="Strong_20_Emphasis"><text:span text:style-name="T3">Namespaces:</text:span></text:span><text:span text:style-name="T1"> Обеспечивают изоляцию. Существуют разные типы namespace, которые заставляют процесс видеть только свою собственную "песочницу":</text:span></text:p>
          <text:list>
            <text:list-item>
              <text:p text:style-name="P9"><text:soft-page-break/><text:span text:style-name="Strong_20_Emphasis"><text:span text:style-name="T3">PID namespace:</text:span></text:span><text:span text:style-name="T1"> У процесса внутри контейнера свой собственный дерево процессов. Он думает, что его PID 1 — это главный процесс, хотя на хосте у этого процесса может быть PID 4512.</text:span></text:p>
            </text:list-item>
            <text:list-item>
              <text:p text:style-name="P9"><text:span text:style-name="Strong_20_Emphasis"><text:span text:style-name="T3">Network namespace:</text:span></text:span><text:span text:style-name="T1"> У контейнера свой собственный сетевой стек (свои сетевые интерфейсы, IP-адреса, таблицы маршрутизации).</text:span></text:p>
            </text:list-item>
            <text:list-item>
              <text:p text:style-name="P11"><text:span text:style-name="Strong_20_Emphasis"><text:span text:style-name="T3">Mount namespace:</text:span></text:span><text:span text:style-name="T1"> Своя собственная корневая файловая система (root filesystem). Тот самый образ (</text:span><text:span text:style-name="Source_20_Text"><text:span text:style-name="T6">image</text:span></text:span><text:span text:style-name="T1">), который ты скачиваешь (например, </text:span><text:span text:style-name="Source_20_Text"><text:span text:style-name="T6">ubuntu:20.04</text:span></text:span><text:span text:style-name="T1">), и становится для контейнера его полноценной ОС с папками </text:span><text:span text:style-name="Source_20_Text"><text:span text:style-name="T6">/bin</text:span></text:span><text:span text:style-name="T1">, </text:span><text:span text:style-name="Source_20_Text"><text:span text:style-name="T6">/etc</text:span></text:span><text:span text:style-name="T1">, </text:span><text:span text:style-name="Source_20_Text"><text:span text:style-name="T6">/home</text:span></text:span><text:span text:style-name="T1">.</text:span></text:p>
            </text:list-item>
            <text:list-item>
              <text:p text:style-name="P12">... и другие (UTS, User, IPC).</text:p>
            </text:list-item>
          </text:list>
        </text:list-item>
      </text:list>
      <text:h text:style-name="P13" text:outline-level="3">Итог: правильное определение</text:h>
      <text:p text:style-name="P14"><text:span text:style-name="Strong_20_Emphasis"><text:span text:style-name="T3">Докер-контейнер — это изолированный процесс, который запускается с использованием обшего ядра операционной системы хоста, но имеет собственную файловую систему, сеть и ограничения на ресурсы, благодаря чему он считает себя работающим в отдельной операционной системе.</text:span></text:span></text:p>
      <text:p text:style-name="P15"><text:span text:style-name="T1">Главная фишка контейнеров — это </text:span><text:span text:style-name="Strong_20_Emphasis"><text:span text:style-name="T3">стандартизация и переносимость</text:span></text:span><text:span text:style-name="T1">. Ты создаешь один образ (</text:span><text:span text:style-name="Source_20_Text"><text:span text:style-name="T6">image</text:span></text:span><text:span text:style-name="T1">) с твоим приложением, и он гарантированно будет одинаково работать на любом компьютере, где есть докер: на твоей macOS, на Linux-сервере у хостинг-провайдера или на Windows-машине коллеги. Потому что везде он запустится как изолированный процесс, использующий ядро хоста.</text:span></text:p>
      <text:p text:style-name="P8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6T17:11:49.761358800</meta:creation-date>
    <dc:date>2025-09-06T17:15:48.400770900</dc:date>
    <meta:editing-duration>PT3M58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23" meta:word-count="431" meta:character-count="3075" meta:non-whitespace-character-count="2659"/>
  </office:meta>
</office:document-meta>
</file>